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219e"/>
    </style:style>
    <style:style style:name="T2" style:family="text">
      <style:text-properties officeooo:rsid="00688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Początkowy sukces apple to było sprawienie że komputer stał się łatwiejszy dla zwykłego użytkownika.<text:line-break/>-Inspicaja na stworzenie komputera apple pojawiła się w głowie wozniaka gdy uczęszczał do klubu komputeroweg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7T21:51:20.881485990</dc:date>
    <meta:editing-duration>P1DT5H54M13S</meta:editing-duration>
    <meta:editing-cycles>62</meta:editing-cycles>
    <meta:document-statistic meta:table-count="0" meta:image-count="0" meta:object-count="0" meta:page-count="1" meta:paragraph-count="1" meta:word-count="29" meta:character-count="211" meta:non-whitespace-character-count="183"/>
  </office:meta>
</office:document-meta>
</file>